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맑은 고딕" svg:font-family="맑은 고딕" style:font-family-generic="modern" style:font-pitch="variable" svg:panose-1="2 11 5 3 2 0 0 2 0 4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Mangal" svg:font-family="Mangal" style:font-family-generic="roman" style:font-pitch="variable" svg:panose-1="0 0 4 0 0 0 0 0 0 0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메모</text:p>
      <text:p text:style-name="Standard"/>
      <text:p text:style-name="Standard">1. C언어<text:s/>,<text:s/>자료구조</text:p>
      <text:p text:style-name="Standard">시험<text:s text:c="2"/>(1달마다) <text:s/>- 40~100문제</text:p>
      <text:p text:style-name="Standard">시간: 8시간(<text:s/>금요일<text:s/>하루종일)</text:p>
      <text:p text:style-name="Standard"/>
      <text:p text:style-name="Standard"/>
      <text:p text:style-name="Standard">2.<text:s/>리눅스<text:s/>시스템<text:s/>프로그래밍,<text:s/>리눅스<text:s/>커널</text:p>
      <text:p text:style-name="Standard">시험<text:s text:c="2"/>(1달마다) <text:s/>- 40~100문제</text:p>
      <text:p text:style-name="Standard">시간: 8시간(<text:s/>금요일<text:s/>하루종일)</text:p>
      <text:p text:style-name="Standard"/>
      <text:p text:style-name="Standard"/>
      <text:p text:style-name="Standard">3.<text:s/>공업수학,<text:s/>펌웨어<text:s/>프로그래밍(MCU)</text:p>
      <text:p text:style-name="Standard">시험<text:s text:c="2"/>시간: 72시간(<text:s/>금,토,일<text:s/>)</text:p>
      <text:p text:style-name="Standard"/>
      <text:p text:style-name="Standard">4.<text:s/>신호처리(DSP),<text:s/>물리, Open GL</text:p>
      <text:p text:style-name="Standard">시험<text:s text:c="2"/>시간: 72시간(<text:s/>금,토,일<text:s/>)</text:p>
      <text:p text:style-name="Standard"/>
      <text:p text:style-name="Standard"/>
      <text:p text:style-name="Standard">시험<text:s/>이후에는<text:s/>잠시동안<text:s/>숙제가<text:s/>면제,<text:s/>숙제<text:s/>대신<text:s/>오답노트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맑은 고딕" svg:font-family="맑은 고딕" style:font-family-generic="modern" style:font-pitch="variable" svg:panose-1="2 11 5 3 2 0 0 2 0 4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Mangal" svg:font-family="Mangal" style:font-family-generic="roman" style:font-pitch="variable" svg:panose-1="0 0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맑은 고딕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표준" style:display-name="표준" style:family="paragraph">
      <style:paragraph-properties fo:widows="0" fo:orphans="0" style:line-break="normal" style:text-autospace="none"/>
      <style:text-properties fo:hyphenate="false"/>
    </style:style>
    <style:style style:name="기본단락글꼴" style:display-name="기본 단락 글꼴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목록" style:display-name="목록" style:family="paragraph" style:parent-style-name="Textbody">
      <style:text-properties fo:hyphenate="false"/>
    </style:style>
    <style:style style:name="캡션" style:display-name="캡션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imbus Mono L" style:font-name-complex="Liberation Mono" fo:font-size="10pt" style:font-size-asian="10pt" style:font-size-complex="10pt" fo:hyphenate="false"/>
    </style:style>
    <style:style style:name="SourceText" style:display-name="Source Text" style:family="text">
      <style:text-properties style:font-name="Liberation Mono" style:font-name-asian="Nimbus Mono L" style:font-name-complex="Liberation Mono"/>
    </style:style>
    <style:style style:name="머리글" style:display-name="머리글" style:family="paragraph" style:parent-style-name="표준">
      <style:paragraph-properties style:snap-to-layout-grid="false"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머리글Char" style:display-name="머리글 Char" style:family="text" style:parent-style-name="기본단락글꼴">
      <style:text-properties style:font-name-complex="Mangal" style:font-size-complex="10.5pt"/>
    </style:style>
    <style:style style:name="바닥글" style:display-name="바닥글" style:family="paragraph" style:parent-style-name="표준">
      <style:paragraph-properties style:snap-to-layout-grid="false"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바닥글Char" style:display-name="바닥글 Char" style:family="text" style:parent-style-name="기본단락글꼴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HS</meta:initial-creator>
    <dc:creator>Windows 사용자</dc:creator>
    <meta:creation-date>2018-02-25T13:29:00Z</meta:creation-date>
    <dc:date>2018-02-25T13:29:00Z</dc:date>
    <meta:template xlink:href="Normal" xlink:type="simple"/>
    <meta:editing-cycles>2</meta:editing-cycles>
    <meta:editing-duration>PT0S</meta:editing-duration>
    <meta:document-statistic meta:page-count="1" meta:paragraph-count="1" meta:word-count="39" meta:character-count="263" meta:row-count="1" meta:non-whitespace-character-count="225"/>
  </office:meta>
</office:document-meta>
</file>